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7f9f" officeooo:paragraph-rsid="00167f9f"/>
    </style:style>
    <style:style style:name="P2" style:family="paragraph" style:parent-style-name="Standard">
      <style:text-properties officeooo:paragraph-rsid="00167f9f"/>
    </style:style>
    <style:style style:name="T1" style:family="text">
      <style:text-properties officeooo:rsid="00167f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cob Gadaleta</text:p>
      <text:p text:style-name="P1">Animals</text:p>
      <text:p text:style-name="P1"/>
      <text:p text:style-name="P2"><text:span text:style-name="T1"><text:tab/>Before we attempt to answer any questions I wanted to point out the classes and functions that I have written above. First the Accuracy Class, I use this as a basic new datatype definition and a way to store a single score along with the data that I used to generate that score. X is the current X or X’s that were used y is y, k is the neighbors and score is the score. The Class also allows for it to be recreated without being having to assign a new memory location, This saves a bunch of time when running it against higher permutations. </text:span></text:p>
      <text:p text:style-name="P2"/>
      <text:p text:style-name="P2"><text:tab/><text:span text:style-name="T1">Next Q1 which can read and drop col, loads a base, documents, generates a full set of permutations and then runs a knn classification below, new the bottom we have an if statement which can recreate the amount of neighboors and eventually return only a string back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15T17:09:04.174089402</meta:creation-date>
    <dc:date>2019-11-15T17:22:16.726859708</dc:date>
    <meta:editing-duration>PT2M42S</meta:editing-duration>
    <meta:editing-cycles>1</meta:editing-cycles>
    <meta:document-statistic meta:table-count="0" meta:image-count="0" meta:object-count="0" meta:page-count="1" meta:paragraph-count="4" meta:word-count="155" meta:character-count="829" meta:non-whitespace-character-count="675"/>
    <meta:generator>LibreOffice/6.3.3.2$Linux_X86_64 LibreOffice_project/30$Build-2</meta:generator>
  </office:meta>
</office:document-meta>
</file>